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rinda"/>
    </style:style>
    <style:style style:name="P2" style:family="paragraph" style:parent-style-name="Standard" style:list-style-name="L1">
      <style:text-properties style:font-name="Vrinda"/>
    </style:style>
    <style:style style:name="P3" style:family="paragraph" style:parent-style-name="Standard">
      <style:paragraph-properties fo:text-align="center" style:justify-single-word="false"/>
      <style:text-properties style:font-name="Vrinda" fo:font-size="26pt" fo:font-weight="bold" style:font-size-asian="26pt" style:font-weight-asian="bold" style:font-size-complex="26pt" style:font-weight-complex="bold"/>
    </style:style>
    <style:style style:name="P4" style:family="paragraph" style:parent-style-name="Standard" style:list-style-name="L1">
      <style:paragraph-properties>
        <style:tab-stops/>
      </style:paragraph-properties>
      <style:text-properties style:font-name="Vrinda"/>
    </style:style>
    <style:style style:name="P5" style:family="paragraph" style:parent-style-name="Standard" style:list-style-name="L1">
      <style:paragraph-properties fo:text-align="center" style:justify-single-word="false"/>
      <style:text-properties style:font-name="Vrinda"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696501" text:style-name="L1">
        <text:list-header>
          <text:p text:style-name="P5"><text:span text:style-name="T1">The cats have been working hard on your birthday present, but alas their project took a bit longer than expected and will have to wait for another time. We should point out that the creativity and amount of fur they put into it, would have made you proud and kept you warm throughout your college years and would have been the envy of all your cat loving friends. Unfortunately the creative process has been delayed but in the end it might have also spared you from some uncomfortable social situations with people who are allergic to cats.<text:line-break/>Instead, we wish to give you a list of the many uses of quarters plus some quarters to aid you in your life's adventures. <text:line-break/></text:span><text:line-break/></text:p>
        </text:list-header>
      </text:list>
      <text:p text:style-name="P3">Uses for quarters</text:p>
      <text:p text:style-name="P1"/>
      <text:list xml:id="list41247564" text:continue-numbering="true" text:style-name="L1">
        <text:list-item>
          <text:p text:style-name="P2">Leveling a table</text:p>
        </text:list-item>
        <text:list-item>
          <text:p text:style-name="P4">Feeding a parking meter </text:p>
        </text:list-item>
        <text:list-item>
          <text:p text:style-name="P2">Spinning games</text:p>
        </text:list-item>
        <text:list-item>
          <text:p text:style-name="P2">Magic tricks </text:p>
        </text:list-item>
        <text:list-item>
          <text:p text:style-name="P2">Collecting states, territories, parks</text:p>
        </text:list-item>
        <text:list-item>
          <text:p text:style-name="P2">Put in a bag and hit someone over the head with it</text:p>
        </text:list-item>
        <text:list-item>
          <text:p text:style-name="P2">Place roll into fist and defend yourself with punch <text:s text:c="2"/></text:p>
        </text:list-item>
        <text:list-item>
          <text:p text:style-name="P2">Coin flip to determine who goes first or wins an argument </text:p>
        </text:list-item>
        <text:list-item>
          <text:p text:style-name="P2">Table soccer </text:p>
        </text:list-item>
        <text:list-item>
          <text:p text:style-name="P2">Coin pitching into a cup </text:p>
        </text:list-item>
        <text:list-item>
          <text:p text:style-name="P2">Coin toss game </text:p>
        </text:list-item>
        <text:list-item>
          <text:p text:style-name="P2">Balance on your nose </text:p>
        </text:list-item>
        <text:list-item>
          <text:p text:style-name="P2">Balance a stack of ten on your head</text:p>
        </text:list-item>
        <text:list-item>
          <text:p text:style-name="P2">Slot Machine in Vegas</text:p>
        </text:list-item>
        <text:list-item>
          <text:p text:style-name="P2">After punching someone, use to pay the get away taxi </text:p>
        </text:list-item>
        <text:list-item>
          <text:p text:style-name="P2">Use to make tip </text:p>
        </text:list-item>
        <text:list-item>
          <text:p text:style-name="P2">Rolling quarter competitions </text:p>
        </text:list-item>
        <text:list-item>
          <text:p text:style-name="P2">Decision making tool. Call heads vs tails </text:p>
        </text:list-item>
        <text:list-item>
          <text:p text:style-name="P2">Vending machine snacks and drinks</text:p>
        </text:list-item>
        <text:list-item>
          <text:p text:style-name="P2">Poker ante </text:p>
        </text:list-item>
        <text:list-item>
          <text:p text:style-name="P2">If you can find a telephone booth, making a phone call </text:p>
        </text:list-item>
        <text:list-item>
          <text:p text:style-name="P2">Dollar store stuff </text:p>
        </text:list-item>
        <text:list-item>
          <text:p text:style-name="P2">Birthday card and stamps for kooky, but lovable relatives</text:p>
          <text:p text:style-name="P2"/>
          <text:p text:style-name="P2"/>
          <text:p text:style-name="P2"><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4-13T20:54:57.73</meta:creation-date>
    <meta:document-statistic meta:table-count="0" meta:image-count="0" meta:object-count="0" meta:page-count="2" meta:paragraph-count="25" meta:word-count="274" meta:character-count="1453"/>
    <dc:date>2013-04-13T21:11:02.81</dc:date>
    <dc:creator>Isadora White</dc:creator>
    <meta:editing-duration>PT54S</meta:editing-duration>
    <meta:editing-cycles>1</meta:editing-cycles>
    <meta:generator>OpenOffice.org/3.3$Win32 OpenOffice.org_project/330m20$Build-9567</meta:generator>
  </office:meta>
</office:document-meta>
</file>